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A0000019ABE109154404B6A1D.png" manifest:media-type="image/png"/>
  <manifest:file-entry manifest:full-path="Pictures/10000000000001720000017293EBAF5BB092D1CE.png" manifest:media-type="image/png"/>
  <manifest:file-entry manifest:full-path="Pictures/100000000000019A0000019A61DE503ECEC71BE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8d759" officeooo:paragraph-rsid="0008d759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</text:p>
      <text:p text:style-name="P1"><draw:frame draw:style-name="fr1" draw:name="Image2" text:anchor-type="char" svg:x="0.169cm" svg:y="0cm" svg:width="6.417cm" svg:height="6.417cm" draw:z-index="1"><draw:image xlink:href="Pictures/100000000000019A0000019A61DE503ECEC71BE3.png" xlink:type="simple" xlink:show="embed" xlink:actuate="onLoad" draw:mime-type="image/png"/></draw:frame></text:p>
      <text:p text:style-name="P1"/>
      <text:p text:style-name="P1">Radixsort Wikipedia</text:p>
      <text:p text:style-name="P1"><draw:frame draw:style-name="fr1" draw:name="Image1" text:anchor-type="char" svg:x="0.011cm" svg:y="0cm" svg:width="6.47cm" svg:height="6.47cm" draw:z-index="0"><draw:image xlink:href="Pictures/10000000000001720000017293EBAF5BB092D1CE.png" xlink:type="simple" xlink:show="embed" xlink:actuate="onLoad" draw:mime-type="image/png"/></draw:frame></text:p>
      <text:p text:style-name="P1">Pierre Terdiman<draw:frame draw:style-name="fr1" draw:name="Image3" text:anchor-type="char" svg:x="0.169cm" svg:y="1.06cm" svg:width="6.295cm" svg:height="6.295cm" draw:z-index="2"><draw:image xlink:href="Pictures/100000000000019A0000019ABE109154404B6A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9:07:54.126517269</meta:creation-date>
    <dc:date>2023-02-08T19:32:00.881459725</dc:date>
    <meta:editing-duration>PT24M7S</meta:editing-duration>
    <meta:editing-cycles>1</meta:editing-cycles>
    <meta:document-statistic meta:table-count="0" meta:image-count="3" meta:object-count="0" meta:page-count="1" meta:paragraph-count="3" meta:word-count="5" meta:character-count="40" meta:non-whitespace-character-count="38"/>
    <meta:generator>LibreOffice/7.4.5.1$Linux_X86_64 LibreOffice_project/40$Build-1</meta:generator>
  </office:meta>
</office:document-meta>
</file>